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85in" fo:margin-left="-0.1903in" fo:margin-top="0in" fo:margin-bottom="0in" table:align="left"/>
    </style:style>
    <style:style style:name="Table2.A" style:family="table-column">
      <style:table-column-properties style:column-width="4.375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1.4361in"/>
    </style:style>
    <style:style style:name="Table2.D" style:family="table-column">
      <style:table-column-properties style:column-width="0.2514in"/>
    </style:style>
    <style:style style:name="Table2.E" style:family="table-column">
      <style:table-column-properties style:column-width="1.628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85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396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1799in" fo:padding-bottom="0in" fo:border="none"/>
    </style:style>
    <style:style style:name="Table10" style:family="table">
      <style:table-properties style:width="7.8785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92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8785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5.2507in"/>
    </style:style>
    <style:style style:name="Table6.C" style:family="table-column">
      <style:table-column-properties style:column-width="1.6285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1799in" fo:padding-bottom="0in" fo:border="none"/>
    </style:style>
    <style:style style:name="Table11" style:family="table">
      <style:table-properties style:width="7.8785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6.8792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8785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5.0611in"/>
    </style:style>
    <style:style style:name="Table12.C" style:family="table-column">
      <style:table-column-properties style:column-width="1.8181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" style:family="table">
      <style:table-properties style:width="7.8785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92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8785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92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1799in" fo:padding-bottom="0in" fo:border="none"/>
    </style:style>
    <style:style style:name="Table7" style:family="table">
      <style:table-properties style:width="7.8785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792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.1in" fo:padding-bottom="0in" fo:border="none"/>
    </style:style>
    <style:style style:name="Table9" style:family="table">
      <style:table-properties style:width="7.8785in" fo:margin-left="-0.1903in" fo:margin-top="0in" fo:margin-bottom="0in" table:align="left" style:shadow="none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5.0611in"/>
    </style:style>
    <style:style style:name="Table9.C" style:family="table-column">
      <style:table-column-properties style:column-width="1.8181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799in" fo:padding-bottom="0in" fo:border="none"/>
    </style:style>
    <style:style style:name="Table13" style:family="table">
      <style:table-properties style:width="7.8785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792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in" fo:padding-bottom="0in" fo:border="none"/>
    </style:style>
    <style:style style:name="Table14" style:family="table">
      <style:table-properties style:width="7.8785in" fo:margin-left="-0.1903in" fo:margin-top="0in" fo:margin-bottom="0in" table:align="left" style:shadow="none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5.0611in"/>
    </style:style>
    <style:style style:name="Table14.C" style:family="table-column">
      <style:table-column-properties style:column-width="1.8181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.1799in" fo:padding-bottom="0in" fo:border="none"/>
    </style:style>
    <style:style style:name="Table3" style:family="table">
      <style:table-properties style:width="7.8785in" fo:margin-left="-0.1903in" fo:margin-top="0in" fo:margin-bottom="0in" table:align="left" style:shadow="none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6.3778in"/>
    </style:style>
    <style:style style:name="Table3.C" style:family="table-column">
      <style:table-column-properties style:column-width="0.5014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799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4a4abb" style:font-name-asian="Roboto2" style:font-size-asian="10pt" style:font-weight-asian="bold" style:font-name-complex="Roboto2" style:font-size-complex="10pt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0df5c81" officeooo:paragraph-rsid="01871c9e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4a4ab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56378f" style:font-name-asian="Roboto2" style:font-size-asian="10pt" style:font-name-complex="Roboto2" style:font-size-complex="10pt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8ca9a1" style:font-name-asian="Roboto2" style:font-size-asian="10pt" style:font-name-complex="Roboto2" style:font-size-complex="10pt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4fbfd4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rsid="01457e31" officeooo:paragraph-rsid="016f1da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56378f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6a0624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219c0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71c9e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819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56378f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8061f8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4a4ab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56378f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6f1dab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officeooo:paragraph-rsid="018061f8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paragraph-rsid="014a4abb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6f1dab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061f8" style:font-weight-asian="normal" style:font-weight-complex="normal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56378f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officeooo:paragraph-rsid="015cd0f7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weight="bold" officeooo:rsid="00df5c81" officeooo:paragraph-rsid="015cd0f7" style:font-name-asian="Roboto2" style:font-size-asian="10pt" style:font-weight-asian="bold" style:font-name-complex="Roboto2" style:font-size-complex="10pt" style:font-weight-complex="bold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weight="bold" officeooo:rsid="009ff82e" officeooo:paragraph-rsid="015cd0f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officeooo:paragraph-rsid="015cd0f7" style:font-name-asian="Roboto2" style:font-size-asian="10pt" style:font-name-complex="Roboto2" style:font-size-complex="10pt"/>
    </style:style>
    <style:style style:name="P3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56378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56378f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0f4ffae" officeooo:paragraph-rsid="015cd0f7" style:font-name-asian="Roboto2" style:font-size-asian="10pt" style:font-weight-asian="bold" style:font-name-complex="Roboto2" style:font-size-complex="10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7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paragraph-properties fo:line-height="115%" fo:text-align="center" style:justify-single-word="false" fo:orphans="0" fo:widows="0" style:shadow="none"/>
      <style:text-properties style:font-name="Inter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text-properties style:font-name="Inter" officeooo:paragraph-rsid="0156378f"/>
    </style:style>
    <style:style style:name="P41" style:family="paragraph" style:parent-style-name="Standard">
      <style:text-properties style:font-name="Inter" officeooo:paragraph-rsid="016a0624"/>
    </style:style>
    <style:style style:name="P42" style:family="paragraph" style:parent-style-name="Standard">
      <style:text-properties style:font-name="Inter" officeooo:paragraph-rsid="016f1dab"/>
    </style:style>
    <style:style style:name="P43" style:family="paragraph" style:parent-style-name="Standard">
      <style:paragraph-properties fo:line-height="100%" fo:text-align="center" style:justify-single-word="false" fo:orphans="0" fo:widows="0"/>
      <style:text-properties style:font-name="Inter" fo:font-size="10pt" officeooo:paragraph-rsid="00f4d3bb" style:font-size-asian="8.75pt" style:font-size-complex="10pt"/>
    </style:style>
    <style:style style:name="P44" style:family="paragraph" style:parent-style-name="Standard">
      <style:text-properties style:font-name="Inter" officeooo:paragraph-rsid="018061f8"/>
    </style:style>
    <style:style style:name="P45" style:family="paragraph" style:parent-style-name="Standard">
      <style:text-properties style:font-name="Inter" officeooo:paragraph-rsid="01871c9e"/>
    </style:style>
    <style:style style:name="P46" style:family="paragraph" style:parent-style-name="Standard">
      <style:text-properties officeooo:paragraph-rsid="016f1dab"/>
    </style:style>
    <style:style style:name="P47" style:family="paragraph" style:parent-style-name="Standard">
      <style:text-properties officeooo:paragraph-rsid="018061f8"/>
    </style:style>
    <style:style style:name="P4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4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5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5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5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5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5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8219c0" officeooo:paragraph-rsid="01871c9e" style:font-name-asian="Roboto2" style:font-size-asian="10pt" style:font-weight-asian="bold" style:font-name-complex="Roboto2" style:font-size-complex="10pt" style:font-weight-complex="bold"/>
    </style:style>
    <style:style style:name="P55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6" style:family="paragraph" style:parent-style-name="Standard" style:list-style-name="L1">
      <style:paragraph-properties fo:line-height="100%" fo:orphans="0" fo:widows="0"/>
      <style:text-properties officeooo:paragraph-rsid="018061f8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" officeooo:paragraph-rsid="016f1dab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" officeooo:paragraph-rsid="017c5850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" officeooo:paragraph-rsid="018219c0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" officeooo:paragraph-rsid="018258c6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" officeooo:paragraph-rsid="01850664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" officeooo:paragraph-rsid="018a9a2b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" officeooo:paragraph-rsid="018ca9a1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" officeooo:paragraph-rsid="015cd0f7"/>
    </style:style>
    <style:style style:name="P65" style:family="paragraph" style:parent-style-name="Standard" style:list-style-name="L2">
      <style:paragraph-properties fo:line-height="100%" fo:orphans="0" fo:widows="0"/>
      <style:text-properties style:font-name="Inter" officeooo:paragraph-rsid="014a4abb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officeooo:paragraph-rsid="018219c0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8061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5cd0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08f9311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2a0f54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fo:font-size="10pt" fo:font-style="normal" style:text-underline-style="none" fo:font-weight="normal" officeooo:rsid="01301382" officeooo:paragraph-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2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" fo:font-size="10pt" fo:font-style="normal" style:text-underline-style="none" fo:font-weight="normal" officeooo:rsid="0102247f" officeooo:paragraph-rsid="018f5af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" fo:font-size="10pt" fo:font-weight="normal" officeooo:rsid="01301382" officeooo:paragraph-rsid="015cd0f7" style:font-name-asian="Roboto2" style:font-size-asian="10pt" style:font-weight-asian="normal" style:font-name-complex="Roboto2" style:font-size-complex="10pt" style:font-weight-complex="normal"/>
    </style:style>
    <style:style style:name="P75" style:family="paragraph" style:parent-style-name="Standard" style:list-style-name="L1">
      <style:paragraph-properties fo:line-height="100%" fo:orphans="0" fo:widows="0"/>
      <style:text-properties style:font-name="Inter" fo:font-size="10pt" officeooo:paragraph-rsid="015cd0f7" style:font-name-asian="Roboto2" style:font-size-asian="10pt" style:font-name-complex="Roboto2" style:font-size-complex="10pt"/>
    </style:style>
    <style:style style:name="P7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0df5c81" officeooo:paragraph-rsid="01871c9e" style:font-weight-asian="normal" style:font-weight-complex="normal"/>
    </style:style>
    <style:style style:name="P7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41ba85" officeooo:paragraph-rsid="01871c9e" style:font-weight-asian="normal" style:font-weight-complex="normal"/>
    </style:style>
    <style:style style:name="P7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" style:text-underline-style="none" fo:font-weight="normal" officeooo:rsid="01871c9e" officeooo:paragraph-rsid="018c819c" style:font-weight-asian="normal" style:font-weight-complex="normal"/>
    </style:style>
    <style:style style:name="P79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8c819c" style:font-style-asian="normal" style:font-weight-asian="normal" style:font-style-complex="normal" style:font-weight-complex="normal"/>
    </style:style>
    <style:style style:name="P80" style:family="paragraph" style:parent-style-name="Standard" style:list-style-name="L1">
      <style:paragraph-properties fo:line-height="100%" fo:orphans="0" fo:widows="0"/>
      <style:text-properties style:font-name="Inter" fo:font-style="normal" style:text-underline-style="none" fo:font-weight="normal" officeooo:paragraph-rsid="015cd0f7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style:paragraph-properties fo:line-height="100%" fo:orphans="0" fo:widows="0"/>
      <style:text-properties style:font-name="Inter" fo:font-weight="normal" officeooo:rsid="00df5c81" officeooo:paragraph-rsid="015cd0f7" style:font-weight-asian="normal" style:font-weight-complex="normal"/>
    </style:style>
    <style:style style:name="P82" style:family="paragraph" style:parent-style-name="Standard" style:list-style-name="L1">
      <style:paragraph-properties fo:line-height="100%" fo:orphans="0" fo:widows="0"/>
      <style:text-properties style:font-name="Inter" fo:font-weight="normal" officeooo:rsid="0141ba85" officeooo:paragraph-rsid="015cd0f7" style:font-weight-asian="normal" style:font-weight-complex="normal"/>
    </style:style>
    <style:style style:name="P83" style:family="paragraph" style:parent-style-name="Standard">
      <style:text-properties style:font-name="Inter" officeooo:paragraph-rsid="018f5afd"/>
    </style:style>
    <style:style style:name="P84" style:family="paragraph" style:parent-style-name="Standard">
      <style:text-properties style:font-name="Inter" officeooo:paragraph-rsid="0190cd32"/>
    </style:style>
    <style:style style:name="P85" style:family="paragraph" style:parent-style-name="Standard">
      <style:text-properties style:font-name="Inter" officeooo:paragraph-rsid="0192b585"/>
    </style:style>
    <style:style style:name="P86" style:family="paragraph" style:parent-style-name="Standard">
      <style:text-properties officeooo:paragraph-rsid="018f5afd"/>
    </style:style>
    <style:style style:name="P87" style:family="paragraph" style:parent-style-name="Standard">
      <style:text-properties officeooo:paragraph-rsid="0190cd32"/>
    </style:style>
    <style:style style:name="P88" style:family="paragraph" style:parent-style-name="Standard">
      <style:text-properties officeooo:paragraph-rsid="0192b585"/>
    </style:style>
    <style:style style:name="P89" style:family="paragraph" style:parent-style-name="Standard" style:list-style-name="L1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style:font-name="Inter" officeooo:paragraph-rsid="018ca9a1"/>
    </style:style>
    <style:style style:name="P9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9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9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 style:font-weight-complex="bold"/>
    </style:style>
    <style:style style:name="P9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90cd32" style:font-name-asian="Roboto2" style:font-size-asian="10pt" style:font-weight-asian="bold" style:font-name-complex="Roboto2" style:font-size-complex="10pt" style:font-weight-complex="bold"/>
    </style:style>
    <style:style style:name="P9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92b585" style:font-name-asian="Roboto2" style:font-size-asian="10pt" style:font-weight-asian="bold" style:font-name-complex="Roboto2" style:font-size-complex="10pt" style:font-weight-complex="bold"/>
    </style:style>
    <style:style style:name="P9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0f54a88" officeooo:paragraph-rsid="014a4abb" style:font-name-asian="Roboto2" style:font-size-asian="10pt" style:font-weight-asian="bold" style:font-name-complex="Roboto2" style:font-size-complex="10pt"/>
    </style:style>
    <style:style style:name="P9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0f54a88" officeooo:paragraph-rsid="0156378f" style:font-name-asian="Roboto2" style:font-size-asian="10pt" style:font-weight-asian="bold" style:font-name-complex="Roboto2" style:font-size-complex="10pt"/>
    </style:style>
    <style:style style:name="P9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0f4ffae" officeooo:paragraph-rsid="0156378f" style:font-name-asian="Roboto2" style:font-size-asian="10pt" style:font-weight-asian="bold" style:font-name-complex="Roboto2" style:font-size-complex="10pt"/>
    </style:style>
    <style:style style:name="P9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9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1" fo:font-size="10pt" fo:font-weight="bold" officeooo:rsid="016f1dab" officeooo:paragraph-rsid="018f5afd" style:font-name-asian="Roboto2" style:font-size-asian="10pt" style:font-weight-asian="bold" style:font-name-complex="Roboto2" style:font-size-complex="10pt"/>
    </style:style>
    <style:style style:name="P10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normal" fo:font-weight="bold" officeooo:rsid="007e263d" officeooo:paragraph-rsid="018f5af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0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rsid="0108d36e" officeooo:paragraph-rsid="018f5afd" style:font-name-asian="Roboto2" style:font-size-asian="10pt" style:font-weight-asian="bold" style:font-name-complex="Roboto2" style:font-size-complex="10pt"/>
    </style:style>
    <style:style style:name="P10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officeooo:paragraph-rsid="0192b585" style:font-name-asian="Roboto2" style:font-size-asian="10pt" style:font-name-complex="Roboto2" style:font-size-complex="10pt"/>
    </style:style>
    <style:style style:name="P10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1457e31" officeooo:paragraph-rsid="018f5afd" style:font-weight-asian="normal" style:font-weight-complex="normal"/>
    </style:style>
    <style:style style:name="P10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weight="normal" officeooo:rsid="00f54a88" officeooo:paragraph-rsid="0192b585" style:font-weight-asian="normal" style:font-weight-complex="normal"/>
    </style:style>
    <style:style style:name="P10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" fo:font-size="10pt" fo:font-style="italic" fo:font-weight="normal" officeooo:rsid="00f54a88" officeooo:paragraph-rsid="0192b585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0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8f5afd"/>
    </style:style>
    <style:style style:name="P10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92b585"/>
    </style:style>
    <style:style style:name="P10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fo:font-weight="bold" officeooo:paragraph-rsid="0192b585" style:font-size-asian="10pt" style:font-style-asian="normal" style:font-weight-asian="bold" style:font-size-complex="10pt" style:font-style-complex="normal" style:font-weight-complex="bold"/>
    </style:style>
    <style:style style:name="P1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" fo:font-size="10pt" fo:font-style="normal" officeooo:paragraph-rsid="0192b585" style:font-size-asian="10pt" style:font-style-asian="normal" style:font-size-complex="10pt" style:font-style-complex="normal"/>
    </style:style>
    <style:style style:name="P111" style:family="paragraph" style:parent-style-name="Text_20_body" style:master-page-name="Standard">
      <style:paragraph-properties style:page-number="1" fo:break-before="auto" fo:break-after="auto"/>
      <style:text-properties style:font-name="Inter" fo:font-size="6pt" style:font-size-asian="5.25pt" style:font-size-complex="6pt"/>
    </style:style>
    <style:style style:name="P11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officeooo:rsid="012a0f54" style:font-name-asian="Roboto2" style:font-size-asian="10pt" style:font-name-complex="Roboto2" style:font-size-complex="10pt"/>
    </style:style>
    <style:style style:name="T8" style:family="text">
      <style:text-properties fo:font-size="10pt" officeooo:rsid="01294c75" style:font-name-asian="Roboto2" style:font-size-asian="10pt" style:font-name-complex="Roboto2" style:font-size-complex="10pt"/>
    </style:style>
    <style:style style:name="T9" style:family="text">
      <style:text-properties fo:font-size="10pt" officeooo:rsid="00bc0279" style:font-name-asian="Roboto2" style:font-size-asian="10pt" style:font-name-complex="Roboto2" style:font-size-complex="10pt"/>
    </style:style>
    <style:style style:name="T10" style:family="text">
      <style:text-properties fo:font-size="10pt" officeooo:rsid="008f9311" style:font-name-asian="Roboto2" style:font-size-asian="10pt" style:font-name-complex="Roboto2" style:font-size-complex="10pt"/>
    </style:style>
    <style:style style:name="T11" style:family="text">
      <style:text-properties fo:font-size="10pt" officeooo:rsid="00c463f2" style:font-name-asian="Roboto2" style:font-size-asian="10pt" style:font-name-complex="Roboto2" style:font-size-complex="10pt"/>
    </style:style>
    <style:style style:name="T12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3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4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1585ac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15a56a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2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fo:font-weight="normal" officeooo:rsid="00edebf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fo:font-weight="normal" officeooo:rsid="016393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fo:font-weight="normal" officeooo:rsid="016a06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6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6" style:family="text">
      <style:text-properties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7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8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9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fo:font-weight="bold" officeooo:rsid="00edebf5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fo:font-weight="bold" officeooo:rsid="016a0624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fo:font-size="10pt" fo:font-style="normal" style:text-underline-style="none" fo:font-weight="normal" officeooo:rsid="0095e66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fo:font-size="10pt" fo:font-style="normal" style:text-underline-style="none" fo:font-weight="normal" officeooo:rsid="018a9a2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fo:font-size="10pt" fo:font-style="normal" style:text-underline-style="none" fo:font-weight="normal" officeooo:rsid="018c819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fo:font-size="10pt" fo:font-style="normal" style:text-underline-style="none" fo:font-weight="normal" officeooo:rsid="018d63e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fo:font-size="10pt" fo:font-style="normal" style:text-underline-style="none" fo:font-weight="normal" officeooo:rsid="01943a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8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109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0" style:family="text">
      <style:text-properties fo:font-size="10pt" fo:font-style="normal" style:text-underline-style="none" fo:font-weight="bold" officeooo:rsid="018c819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1" style:family="text">
      <style:text-properties fo:font-size="10pt" fo:font-style="normal" style:text-underline-style="none" fo:font-weight="bold" officeooo:rsid="003eb71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2" style:family="text">
      <style:text-properties fo:font-size="10pt" fo:font-style="normal" style:text-underline-style="none" fo:font-weight="bold" officeooo:rsid="002e139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3" style:family="text">
      <style:text-properties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114" style:family="text">
      <style:text-properties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115" style:family="text">
      <style:text-properties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116" style:family="text">
      <style:text-properties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117" style:family="text">
      <style:text-properties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118" style:family="text">
      <style:text-properties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119" style:family="text">
      <style:text-properties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120" style:family="text">
      <style:text-properties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121" style:family="text">
      <style:text-properties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122" style:family="text">
      <style:text-properties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123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4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5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6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7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128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29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30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31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32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33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134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135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136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137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138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139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140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141" style:family="text">
      <style:text-properties fo:font-size="10pt" fo:font-style="normal" officeooo:rsid="01423137" style:font-name-asian="Roboto2" style:font-size-asian="10pt" style:font-style-asian="normal" style:font-name-complex="Roboto2" style:font-size-complex="10pt" style:font-style-complex="normal"/>
    </style:style>
    <style:style style:name="T142" style:family="text">
      <style:text-properties fo:font-size="10pt" fo:font-style="normal" officeooo:rsid="0143feb1" style:font-name-asian="Roboto2" style:font-size-asian="10pt" style:font-style-asian="normal" style:font-name-complex="Roboto2" style:font-size-complex="10pt" style:font-style-complex="normal"/>
    </style:style>
    <style:style style:name="T143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144" style:family="text">
      <style:text-properties fo:font-size="10pt" fo:font-style="normal" officeooo:rsid="00bc0279" style:font-name-asian="Roboto2" style:font-size-asian="10pt" style:font-style-asian="normal" style:font-name-complex="Roboto2" style:font-size-complex="10pt" style:font-style-complex="normal"/>
    </style:style>
    <style:style style:name="T145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146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47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48" style:family="text">
      <style:text-properties fo:font-size="10pt" fo:font-style="normal" officeooo:rsid="00c10777" style:font-name-asian="Roboto2" style:font-size-asian="10pt" style:font-style-asian="normal" style:font-name-complex="Roboto2" style:font-size-complex="10pt" style:font-style-complex="normal"/>
    </style:style>
    <style:style style:name="T149" style:family="text">
      <style:text-properties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1475f55" style:font-weight-asian="normal" style:font-weight-complex="normal"/>
    </style:style>
    <style:style style:name="T152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53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54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55" style:family="text">
      <style:text-properties fo:font-style="normal" officeooo:rsid="008e79c7" style:font-style-asian="normal" style:font-style-complex="normal"/>
    </style:style>
    <style:style style:name="T156" style:family="text">
      <style:text-properties fo:font-style="normal" officeooo:rsid="0135db3b" style:font-style-asian="normal" style:font-style-complex="normal"/>
    </style:style>
    <style:style style:name="T157" style:family="text">
      <style:text-properties fo:font-style="normal" officeooo:rsid="01372b69" style:font-style-asian="normal" style:font-style-complex="normal"/>
    </style:style>
    <style:style style:name="T158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59" style:family="text">
      <style:text-properties officeooo:rsid="0094c2de"/>
    </style:style>
    <style:style style:name="T160" style:family="text">
      <style:text-properties officeooo:rsid="00a884b6"/>
    </style:style>
    <style:style style:name="T161" style:family="text">
      <style:text-properties officeooo:rsid="00ad8019"/>
    </style:style>
    <style:style style:name="T162" style:family="text">
      <style:text-properties officeooo:rsid="00e1f740"/>
    </style:style>
    <style:style style:name="T163" style:family="text">
      <style:text-properties fo:color="#000000" style:font-name="Inter" style:text-underline-style="none"/>
    </style:style>
    <style:style style:name="T164" style:family="text">
      <style:text-properties officeooo:rsid="012a0f54"/>
    </style:style>
    <style:style style:name="T165" style:family="text">
      <style:text-properties officeooo:rsid="01301382"/>
    </style:style>
    <style:style style:name="T166" style:family="text">
      <style:text-properties officeooo:rsid="0134be7f"/>
    </style:style>
    <style:style style:name="T167" style:family="text">
      <style:text-properties officeooo:rsid="014965fe"/>
    </style:style>
    <style:style style:name="T168" style:family="text">
      <style:text-properties officeooo:rsid="014ff28a"/>
    </style:style>
    <style:style style:name="T169" style:family="text">
      <style:text-properties officeooo:rsid="014ff28a" style:font-name-asian="Roboto2" style:font-name-complex="Roboto2"/>
    </style:style>
    <style:style style:name="T170" style:family="text">
      <style:text-properties style:font-name="Inter" fo:font-size="10pt" fo:font-weight="bold" style:font-name-asian="Roboto2" style:font-size-asian="10pt" style:font-weight-asian="bold" style:font-name-complex="Roboto2" style:font-size-complex="10pt"/>
    </style:style>
    <style:style style:name="T171" style:family="text">
      <style:text-properties style:font-name="Inter" fo:font-size="10pt" fo:font-weight="bold" officeooo:rsid="0100c247" style:font-name-asian="Roboto2" style:font-size-asian="10pt" style:font-weight-asian="bold" style:font-name-complex="Roboto2" style:font-size-complex="10pt"/>
    </style:style>
    <style:style style:name="T172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/>
    </style:style>
    <style:style style:name="T173" style:family="text">
      <style:text-properties style:font-name="Inter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74" style:family="text">
      <style:text-properties style:font-name="Inter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75" style:family="text">
      <style:text-properties style:font-name="Inter" fo:font-size="10pt" style:font-size-asian="10pt" style:font-size-complex="10pt"/>
    </style:style>
    <style:style style:name="T176" style:family="text">
      <style:text-properties style:font-name="Inter" fo:font-size="10pt" officeooo:rsid="0102247f" style:font-size-asian="10pt" style:font-size-complex="10pt"/>
    </style:style>
    <style:style style:name="T177" style:family="text">
      <style:text-properties style:font-name="Inter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8" style:family="text">
      <style:text-properties style:font-name="Inter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79" style:family="text">
      <style:text-properties style:font-name="Inter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0" style:family="text">
      <style:text-properties style:font-name="Inter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1" style:family="text">
      <style:text-properties style:font-name="Inter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2" style:family="text">
      <style:text-properties style:font-name="Inter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3" style:family="text">
      <style:text-properties style:font-name="Inter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4" style:family="text">
      <style:text-properties style:font-name="Inter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5" style:family="text">
      <style:text-properties style:font-name="Inter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6" style:family="text">
      <style:text-properties style:font-name="Inter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7" style:family="text">
      <style:text-properties style:font-name="Inter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8" style:family="text">
      <style:text-properties style:font-name="Inter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9" style:family="text">
      <style:text-properties style:font-name="Inter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0" style:family="text">
      <style:text-properties style:font-name="Inter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1" style:family="text">
      <style:text-properties style:font-name="Inter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92" style:family="text">
      <style:text-properties style:font-name="Inter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93" style:family="text">
      <style:text-properties style:font-name="Inter"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94" style:family="text">
      <style:text-properties style:font-name="Inter"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5" style:family="text">
      <style:text-properties style:font-name="Inter" fo:font-size="10pt" fo:font-style="normal" fo:font-weight="normal" officeooo:rsid="013cbb4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6" style:family="text">
      <style:text-properties style:font-name="Inter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7" style:family="text">
      <style:text-properties style:font-name="Inter" fo:font-size="10pt" fo:font-style="normal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8" style:family="text">
      <style:text-properties style:font-name="Inter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9" style:family="text">
      <style:text-properties style:font-name="Inter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00" style:family="text">
      <style:text-properties style:font-name="Inter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01" style:family="text">
      <style:text-properties style:font-name="Inter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02" style:family="text">
      <style:text-properties style:font-name="Inter" fo:font-size="10pt" fo:font-style="normal" fo:font-weight="normal" officeooo:rsid="01475f55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style:font-name="Inter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04" style:family="text">
      <style:text-properties style:font-name="Inter" fo:font-size="10pt" fo:font-weight="normal" officeooo:rsid="0102247f" style:font-name-asian="Roboto2" style:font-size-asian="10pt" style:font-weight-asian="normal" style:font-name-complex="Roboto2" style:font-size-complex="10pt" style:font-weight-complex="normal"/>
    </style:style>
    <style:style style:name="T205" style:family="text">
      <style:text-properties style:font-name="Inter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06" style:family="text">
      <style:text-properties style:font-name="Inter" fo:font-size="10pt" fo:font-style="italic" style:font-name-asian="Roboto2" style:font-size-asian="10pt" style:font-style-asian="italic" style:font-name-complex="Roboto2" style:font-size-complex="10pt"/>
    </style:style>
    <style:style style:name="T207" style:family="text">
      <style:text-properties style:font-name="Inter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8" style:family="text">
      <style:text-properties style:font-name="Inter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9" style:family="text">
      <style:text-properties style:font-name="Inter" fo:font-size="10pt" style:font-name-asian="Roboto2" style:font-size-asian="10pt" style:font-name-complex="Roboto2" style:font-size-complex="10pt"/>
    </style:style>
    <style:style style:name="T210" style:family="text">
      <style:text-properties officeooo:rsid="0169bda9"/>
    </style:style>
    <style:style style:name="T211" style:family="text">
      <style:text-properties style:font-name="Inter Medium"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12" style:family="text">
      <style:text-properties fo:color="#0066b3" style:font-name="Inter" style:text-underline-style="solid" style:text-underline-width="auto" style:text-underline-color="font-color"/>
    </style:style>
    <style:style style:name="T213" style:family="text">
      <style:text-properties style:font-name="Inter Extra Bold"/>
    </style:style>
    <style:style style:name="T214" style:family="text">
      <style:text-properties officeooo:rsid="00bf2b2d"/>
    </style:style>
    <style:style style:name="T215" style:family="text">
      <style:text-properties officeooo:rsid="0190cd32"/>
    </style:style>
    <style:style style:name="T216" style:family="text">
      <style:text-properties officeooo:rsid="007e263d"/>
    </style:style>
    <style:style style:name="T2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6417in" svg:y="0.322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654in" svg:y="0.5319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6791in" svg:y="0.7346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3366in" svg:y="0.3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339in" svg:y="0.5291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339in" svg:y="0.7256in" svg:width="0.1965in" svg:height="0.1965in" draw:z-index="3">
        <draw:image xlink:href="Pictures/10000201000003E8000003E85996F9E76E303C74.png" xlink:type="simple" xlink:show="embed" xlink:actuate="onLoad" loext:mime-type="image/png"/>
      </draw:frame>
      <text:p text:style-name="P1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0"><text:span text:style-name="T159">R</text:span>ICHARD <text:span text:style-name="T210">S. </text:span>ZHU</text:p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7"><text:a xlink:type="simple" xlink:href="mailto:rszhu@berkeley.edu" text:style-name="Internet_20_link" text:visited-style-name="Visited_20_Internet_20_Link"><text:span text:style-name="T163">rszhu@berkeley.edu</text:span></text:a></text:p>
            <text:p text:style-name="P32">858-371-8838</text:p>
            <text:p text:style-name="P33">Berkeley, CA</text:p>
          </table:table-cell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5"><text:a xlink:type="simple" xlink:href="https://www.linkedin.com/in/rszhu/" text:style-name="Internet_20_link" text:visited-style-name="Visited_20_Internet_20_Link"><text:span text:style-name="T212">linkedin.com/in/rszhu</text:span></text:a></text:p>
            <text:p text:style-name="P35"><text:a xlink:type="simple" xlink:href="https://github.com/richardszhu" text:style-name="Internet_20_link" text:visited-style-name="Visited_20_Internet_20_Link"><text:span text:style-name="T212">github.com/richardszhu</text:span></text:a></text:p>
            <text:p text:style-name="P36"><text:a xlink:type="simple" xlink:href="https://www.ocf.berkeley.edu/~rszhu/" text:style-name="Internet_20_link" text:visited-style-name="Visited_20_Internet_20_Link"><text:span text:style-name="T212">ocf.io/rszhu</text:span></text:a></text:p>
          </table:table-cell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8">EDUCATION</text:p>
          </table:table-cell>
          <table:table-cell table:style-name="Table5.A1" office:value-type="string">
            <text:p text:style-name="P1">University of California, Berkeley</text:p>
            <text:p text:style-name="P18"><text:span text:style-name="T54">B.A. Computer </text:span><text:span text:style-name="T211">Science</text:span><text:span text:style-name="T54"> </text:span><text:span text:style-name="T12"><text:s text:c="20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  <table:table-cell table:style-name="Table5.A1" office:value-type="string">
            <text:p text:style-name="P8"><text:span text:style-name="T70"><text:s/></text:span><text:span text:style-name="T72">GPA </text:span><text:span text:style-name="T63">3.90</text:span></text:p>
          </table:table-cell>
        </table:table-row>
      </table:table>
      <text:p text:style-name="P4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9"/>
          </table:table-cell>
          <table:table-cell table:style-name="Table10.A1" office:value-type="string">
            <text:p text:style-name="P11"><office:annotation office:name="__Annotation__905_40995002133"><dc:creator>Unknown Author</dc:creator><dc:date>2020-01-01T12:33:41.070615008</dc:date><text:p text:style-name="P112"><text:span text:style-name="T217">Top Margin : 0</text:span></text:p><text:p text:style-name="P112"><text:span text:style-name="T217">Bottom Margin : 0</text:span></text:p></office:annotation><text:span text:style-name="T40">Relevant Coursework:</text:span><office:annotation-end office:name="__Annotation__905_40995002133"/><text:span text:style-name="T41"> </text:span><text:span text:style-name="T73">Data Structures, </text:span><text:span text:style-name="T74">Structure of Computer Programs</text:span><text:span text:style-name="T54">,</text:span><text:span text:style-name="T59"> </text:span><text:span text:style-name="T60">Linear Algebra &amp; Circuits</text:span><text:span text:style-name="T54"> </text:span><text:span text:style-name="T12"><text:s text:c="20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</table:table-row>
      </table:table>
      <text:p text:style-name="P4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1">EXPERIENCE</text:p>
          </table:table-cell>
          <table:table-cell table:style-name="Table6.A1" office:value-type="string">
            <text:p text:style-name="P16"><text:span text:style-name="T171">California PATH </text:span><text:span text:style-name="T172">(</text:span><text:span text:style-name="Strong_20_Emphasis"><text:span text:style-name="T175">Partners for Advanced Transportation Technology</text:span></text:span><text:span text:style-name="Strong_20_Emphasis"><text:span text:style-name="T176">) </text:span></text:span></text:p>
            <text:p text:style-name="P20"><text:span text:style-name="T36">Research Assistant, </text:span><text:span text:style-name="T38">Human Factors </text:span><text:span text:style-name="T39">Projects</text:span><text:span text:style-name="T12"> <text:s text:c="27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  <table:table-cell table:style-name="Table6.A1" office:value-type="string">
            <text:p text:style-name="P9"><text:span text:style-name="T70"><text:s/></text:span><text:span text:style-name="T69">Berkeley</text:span><text:span text:style-name="T68">, CA</text:span></text:p>
            <text:p text:style-name="P23"><text:span text:style-name="T26"><text:s/></text:span><text:span text:style-name="T28">Oct</text:span><text:span text:style-name="T27">.</text:span><text:span text:style-name="T30"> 201</text:span><text:span text:style-name="T32">9</text:span><text:span text:style-name="T30"> — </text:span><text:span text:style-name="T31">Present</text:span></text:p>
          </table:table-cell>
        </table:table-row>
      </table:table>
      <text:p text:style-name="P4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0"/>
          </table:table-cell>
          <table:table-cell table:style-name="Table11.A1" office:value-type="string">
            <text:list xml:id="list4210099225" text:style-name="L1">
              <text:list-item>
                <text:p text:style-name="P55"><text:span text:style-name="T186">Helped e</text:span><text:span text:style-name="T177">valuate potential safety impacts</text:span><text:span text:style-name="T178"> </text:span><text:span text:style-name="T179">o</text:span><text:span text:style-name="T177">f </text:span><text:span text:style-name="T184">the</text:span><text:span text:style-name="T178"> </text:span><text:span text:style-name="T179">Caltrans-</text:span><text:span text:style-name="T185">proposed</text:span><text:span text:style-name="T180"> “</text:span><text:span text:style-name="T179">Yellow Alert”</text:span><text:span text:style-name="T181"> </text:span><text:span text:style-name="T184">high</text:span><text:span text:style-name="T181">way </text:span><text:span text:style-name="T182">messag</text:span><text:span text:style-name="T183">e</text:span><text:span text:style-name="T179"> system</text:span><text:span text:style-name="T181"> </text:span><text:span text:style-name="Strong_20_Emphasis"><text:span text:style-name="T187">by automating portions</text:span></text:span><text:span text:style-name="T186"> of the data collection and analysis process</text:span></text:p>
              </text:list-item>
              <text:list-item>
                <text:p text:style-name="P57"><text:span text:style-name="T79">S</text:span><text:span text:style-name="T80">ynced</text:span><text:span text:style-name="T75"> </text:span><text:span text:style-name="T80">position</text:span><text:span text:style-name="T81">al</text:span><text:span text:style-name="T76">, </text:span><text:span text:style-name="T81">sensor</text:span><text:span text:style-name="T76">, and </text:span><text:span text:style-name="T81">behavioral</text:span><text:span text:style-name="T75"> data </text:span><text:span text:style-name="T79">collected </text:span><text:span text:style-name="T75">from </text:span><text:span text:style-name="T88">driving</text:span><text:span text:style-name="T78"> </text:span><text:span text:style-name="T75">simulation</text:span><text:span text:style-name="T76"> </text:span><text:span text:style-name="T88">experiments</text:span></text:p>
              </text:list-item>
              <text:list-item>
                <text:p text:style-name="P57"><text:span text:style-name="Strong_20_Emphasis"><text:span text:style-name="T82">Wrote Python scripts to </text:span></text:span><text:span text:style-name="Strong_20_Emphasis"><text:span text:style-name="T77">extract key points from trial data sets, utilizing Python statistics libraries</text:span></text:span></text:p>
              </text:list-item>
              <text:list-item>
                <text:p text:style-name="P58"><text:span text:style-name="Strong_20_Emphasis"><text:span text:style-name="T90">Worked with</text:span></text:span><text:span text:style-name="Strong_20_Emphasis"><text:span text:style-name="T89"> thousands of data points from over 40 unique driver trials</text:span></text:span></text:p>
              </text:list-item>
            </text:list>
          </table:table-cell>
        </table:table-row>
      </table:table>
      <text:p text:style-name="P44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52"/>
          </table:table-cell>
          <table:table-cell table:style-name="Table12.A1" office:value-type="string">
            <text:p text:style-name="P17"><text:span text:style-name="Strong_20_Emphasis"><text:span text:style-name="T172">Gateways Summer School</text:span></text:span><text:span text:style-name="Strong_20_Emphasis"><text:span text:style-name="T176"> </text:span></text:span></text:p>
            <text:p text:style-name="P21"><text:span text:style-name="T34">Teaching </text:span><text:span text:style-name="T37">Assistant</text:span><text:span text:style-name="T42"> <text:s text:c="2"/></text:span><text:span text:style-name="T12"><text:s text:c="27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</table:table-cell>
          <table:table-cell table:style-name="Table12.A1" office:value-type="string">
            <text:p text:style-name="P5">San Diego, CA</text:p>
            <text:p text:style-name="P24"><text:span text:style-name="T26"><text:s/>Jul.</text:span><text:span text:style-name="T30"> 2018 — Aug. 2018</text:span></text:p>
          </table:table-cell>
        </table:table-row>
      </table:table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list xml:id="list184137444176350" text:continue-numbering="true" text:style-name="L1">
              <text:list-item>
                <text:p text:style-name="P56"><text:span text:style-name="T188">Aided Architecture &amp; Engineering teacher with giving lessons and </text:span><text:span text:style-name="T189">explaining </text:span><text:span text:style-name="T190">provided</text:span><text:span text:style-name="T189"> examples</text:span></text:p>
              </text:list-item>
              <text:list-item>
                <text:p text:style-name="P67">Guided 30 students on their projects and supervised them during break, learning, and work times</text:p>
              </text:list-item>
            </text:list>
          </table:table-cell>
        </table:table-row>
      </table:table>
      <text:p text:style-name="P4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3"><office:annotation office:name="__Annotation__1352_1647437908"><dc:creator>Unknown Author</dc:creator><dc:date>2020-01-04T16:43:11.210977179</dc:date><text:p text:style-name="P112"><text:span text:style-name="T218">Projects all one table except HEADER</text:span></text:p></office:annotation><text:span text:style-name="T213">PROJECTS</text:span><office:annotation-end office:name="__Annotation__1352_1647437908"/></text:p>
          </table:table-cell>
          <table:table-cell table:style-name="Table8.A1" office:value-type="string">
            <text:p text:style-name="P12"><text:span text:style-name="Strong_20_Emphasis"><text:span text:style-name="T21">I</text:span></text:span><text:span text:style-name="Strong_20_Emphasis"><text:span text:style-name="T20">nvestment </text:span></text:span><text:span text:style-name="Strong_20_Emphasis"><text:span text:style-name="T22">Portfolio Diversity Visualiz</text:span></text:span><text:span text:style-name="Strong_20_Emphasis"><text:span text:style-name="T23">er </text:span></text:span><text:span text:style-name="Strong_20_Emphasis"><text:span text:style-name="T17">(</text:span></text:span><text:span text:style-name="Strong_20_Emphasis"><text:span text:style-name="T15">Python</text:span></text:span><text:span text:style-name="Strong_20_Emphasis"><text:span text:style-name="T17">)</text:span></text:span></text:p>
            <text:list xml:id="list184137154513255" text:continue-numbering="true" text:style-name="L1">
              <text:list-item>
                <text:p text:style-name="P66"><text:span text:style-name="T123">Won </text:span><text:span text:style-name="T124">the </text:span><text:span text:style-name="T125">BlackRock API Prize at Cal Hacks </text:span><text:span text:style-name="T126">6.0</text:span><text:span text:style-name="T109">,</text:span><text:span text:style-name="T85"> the largest collegiate hackathon in the world</text:span></text:p>
              </text:list-item>
              <text:list-item>
                <text:p text:style-name="P59"><text:span text:style-name="T91">Built</text:span><text:span text:style-name="T92"> </text:span><text:span text:style-name="T91">a </text:span><text:span text:style-name="T92">tool</text:span><text:span text:style-name="T83"> </text:span><text:span text:style-name="T98">that helps users gain insight into the diversity of</text:span><text:span text:style-name="T83"> </text:span><text:span text:style-name="T98">an </text:span><text:span text:style-name="T83">investment portfolio </text:span><text:span text:style-name="T106">in relation to</text:span><text:span text:style-name="T83"> any</text:span><text:span text:style-name="T97"> </text:span><text:span text:style-name="T98">applicable </text:span><text:span text:style-name="T83">security </text:span><text:span text:style-name="T99">data </text:span><text:span text:style-name="T83">attribute </text:span><text:span text:style-name="T99">(e.g., sector, asset type, or country)</text:span></text:p>
              </text:list-item>
              <text:list-item>
                <text:p text:style-name="P60"><text:span text:style-name="T128">Leveraged</text:span><text:span text:style-name="T129"> BlackRock’</text:span><text:span text:style-name="T130">s</text:span><text:span text:style-name="T129"> API to </text:span><text:span text:style-name="T131">compile, </text:span><text:span text:style-name="T129">sort, and categorize </text:span><text:span text:style-name="T132">security</text:span><text:span text:style-name="T129"> data</text:span><text:span text:style-name="T132"> </text:span><text:span text:style-name="T134">from </text:span><text:span text:style-name="T133">a </text:span><text:span text:style-name="T134">set of stock tickers</text:span></text:p>
              </text:list-item>
              <text:list-item>
                <text:p text:style-name="P61"><text:span text:style-name="T94">Integrated</text:span><text:span text:style-name="T83"> MatPlotLib to visualize </text:span><text:span text:style-name="T95">calculated diversity</text:span><text:span text:style-name="T83"> data and to create a GUI for </text:span><text:span text:style-name="T97">portfolio </text:span><text:span text:style-name="T96">input</text:span><text:span text:style-name="T83"> <text:s text:c="3"/></text:span><text:span text:style-name="T108"><text:s text:c="7"/></text:span><text:span text:style-name="T83"><text:s/></text:span><text:span text:style-name="T108"><text:s text:c="2"/></text:span><text:span text:style-name="T12"><text:s text:c="13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    </text:list-item>
            </text:list>
          </table:table-cell>
        </table:table-row>
      </table:table>
      <text:p text:style-name="P4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13"><text:span text:style-name="Strong_20_Emphasis"><text:span text:style-name="T17">Bomberman Remastered (Java</text:span></text:span><text:span text:style-name="Strong_20_Emphasis"><text:span text:style-name="T16">)</text:span></text:span></text:p>
            <text:list xml:id="list184136891265249" text:continue-numbering="true" text:style-name="L1">
              <text:list-item>
                <text:p text:style-name="P70">Created an improved remake of the game Bomberman that runs on modern operating systems</text:p>
              </text:list-item>
              <text:list-item>
                <text:p text:style-name="P71">Devised a <text:span text:style-name="T166">completely new and original</text:span> “competitive mode”, featuring dynamic multiplayer gameplay</text:p>
              </text:list-item>
              <text:list-item>
                <text:p text:style-name="P62"><text:span text:style-name="T100">Utilized the Java Swing toolkit to design game </text:span><text:span text:style-name="T101">menus</text:span><text:span text:style-name="T102">,</text:span><text:span text:style-name="T100"> </text:span><text:span text:style-name="T102">handle controls, and execute game events</text:span></text:p>
              </text:list-item>
              <text:list-item>
                <text:p text:style-name="P62"><text:span text:style-name="T103">Played extensively by friends and voted </text:span><text:span text:style-name="T104">in the top </text:span><text:span text:style-name="T107">3</text:span><text:span text:style-name="T104"> </text:span><text:span text:style-name="T103">when presented at a </text:span><text:span text:style-name="T105">school</text:span><text:span text:style-name="T103"> </text:span><text:span text:style-name="T104">project </text:span><text:span text:style-name="T103">fair</text:span><text:span text:style-name="T83"> <text:s/></text:span><text:span text:style-name="T108"><text:s text:c="7"/></text:span><text:span text:style-name="T83"><text:s/></text:span><text:span text:style-name="T108"><text:s text:c="2"/></text:span><text:span text:style-name="T12"><text:s text:c="13"/></text:span><text:span text:style-name="T42"><text:s/></text:span><text:span text:style-name="T12"><text:s text:c="51"/></text:span><text:span text:style-name="T24"><text:s text:c="7"/></text:span><text:span text:style-name="T64"><text:s/></text:span><text:span text:style-name="T12"><text:s text:c="81"/></text:span><text:span text:style-name="T6"><text:s text:c="89"/></text:span><text:span text:style-name="T25"><text:s text:c="13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3"><text:span text:style-name="Strong_20_Emphasis"><text:span text:style-name="T18">Personal Website (HTML, CSS, JavaScript) </text:span></text:span></text:p>
            <text:list xml:id="list184136722890550" text:continue-numbering="true" text:style-name="L1">
              <text:list-item>
                <text:p text:style-name="P76"><text:span text:style-name="T136">Designed and </text:span><text:span text:style-name="T137">built</text:span><text:span text:style-name="T130"> a </text:span><text:span text:style-name="T127">personal website</text:span><text:span text:style-name="T138"> </text:span><text:span text:style-name="T140">from scratch, </text:span><text:span text:style-name="T136">utilizing</text:span><text:span text:style-name="T139"> the Bootstrap </text:span><text:span text:style-name="T140">front end</text:span><text:span text:style-name="T130"> </text:span><text:span text:style-name="T139">framework</text:span></text:p>
              </text:list-item>
              <text:list-item>
                <text:p text:style-name="P77"><text:span text:style-name="T139">I</text:span><text:span text:style-name="T127">ncorporated jQuery </text:span><text:span text:style-name="T141">for</text:span><text:span text:style-name="T127"> site animations and the Google Fonts API for </text:span><text:span text:style-name="T142">global</text:span><text:span text:style-name="T127"> type</text:span><text:span text:style-name="T141">face</text:span><text:span text:style-name="T127"> compatibility</text:span></text:p>
              </text:list-item>
              <text:list-item>
                <text:p text:style-name="P77"><text:span text:style-name="T138">H</text:span><text:span text:style-name="T143">osted page files remotely on UC Berkeley Open Computing Facility servers, via SSH </text:span><text:bookmark text:name="firstHeading1112"/><text:span text:style-name="T149">File Transfer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14"><text:span text:style-name="Strong_20_Emphasis"><text:span text:style-name="T19">Scheme Language Interpreter (Python)</text:span></text:span></text:p>
            <text:list xml:id="list184138317068999" text:continue-numbering="true" text:style-name="L1">
              <text:list-item>
                <text:p text:style-name="P79"><text:span text:style-name="T7">Constructed</text:span><text:span text:style-name="T8"> a</text:span><text:span text:style-name="T9">n i</text:span><text:span text:style-name="T10">nterpreter for the Scheme </text:span><text:span text:style-name="T9">programming </text:span><text:span text:style-name="T10">language </text:span><text:span text:style-name="T11">(a dialect of Lisp)</text:span></text:p>
              </text:list-item>
              <text:list-item>
                <text:p text:style-name="P78"><text:span text:style-name="T135">Implemented </text:span><text:span text:style-name="T144">environments, </text:span><text:span text:style-name="T135">lexical</text:span><text:span text:style-name="T145"> </text:span><text:span text:style-name="T146">and </text:span><text:span text:style-name="T135">dynamic scoping, </text:span><text:span text:style-name="T145">exceptions, macros,</text:span><text:span text:style-name="T147"> </text:span><text:span text:style-name="T146">and </text:span><text:span text:style-name="T148">special form</text:span><text:span text:style-name="T146">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54"/>
          </table:table-cell>
          <table:table-cell table:style-name="Table7.A1" office:value-type="string">
            <text:p text:style-name="P7"><text:span text:style-name="Strong_20_Emphasis"><text:span text:style-name="T111">Smart </text:span></text:span><text:span text:style-name="Strong_20_Emphasis"><text:span text:style-name="T112">Typing Practice Program</text:span></text:span><text:span text:style-name="Strong_20_Emphasis"><text:span text:style-name="T110"> (Python)</text:span></text:span></text:p>
            <text:list xml:id="list184136586088730" text:continue-numbering="true" text:style-name="L1">
              <text:list-item>
                <text:p text:style-name="P63"><text:span text:style-name="T86">Developed</text:span><text:span text:style-name="T83"> typing program that calculates typing speed and accuracy with every keystroke</text:span></text:p>
              </text:list-item>
              <text:list-item>
                <text:p text:style-name="P89"><text:span text:style-name="T86">Programmed</text:span><text:span text:style-name="T83"> smart autocorrect feature </text:span><text:span text:style-name="T87">that determines </text:span><text:span text:style-name="T83">similarity between input and a base word</text:span></text:p>
              </text:list-item>
            </text:list>
          </table:table-cell>
        </table:table-row>
      </table:table>
      <text:p text:style-name="P8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92">ACTIVITIES</text:p>
          </table:table-cell>
          <table:table-cell table:style-name="Table9.A1" office:value-type="string">
            <text:p text:style-name="P101">Catalyst for Success <text:s/></text:p>
            <text:p text:style-name="P107"><text:span text:style-name="Strong_20_Emphasis"><text:span text:style-name="T207">Treasurer, </text:span></text:span><text:span text:style-name="Strong_20_Emphasis"><text:span text:style-name="T208">Senior Technology Mentor</text:span></text:span><text:span text:style-name="Strong_20_Emphasis"><text:span text:style-name="T174"> </text:span></text:span><text:span text:style-name="T173"><text:s/></text:span><text:span text:style-name="T170"><text:s text:c="24"/></text:span><text:span text:style-name="T203"><text:s/></text:span><text:span text:style-name="T170"><text:s text:c="51"/></text:span><text:span text:style-name="T205"><text:s text:c="7"/></text:span><text:span text:style-name="T191"><text:s/></text:span><text:span text:style-name="T170"><text:s text:c="81"/></text:span><text:span text:style-name="T209"><text:s text:c="89"/></text:span><text:span text:style-name="T206"><text:s text:c="13"/></text:span></text:p>
          </table:table-cell>
          <table:table-cell table:style-name="Table9.A1" office:value-type="string">
            <text:p text:style-name="P100">San Diego, CA</text:p>
            <text:p text:style-name="P104"><text:span text:style-name="T26"><text:s text:c="2"/></text:span><text:span text:style-name="T30">Sep. 2017 — Aug. 2019</text:span></text:p>
          </table:table-cell>
        </table:table-row>
      </table:table>
      <text:p text:style-name="P86"/>
      <text:p text:style-name="P83"><text:soft-page-break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9"/>
          </table:table-cell>
          <table:table-cell table:style-name="Table13.A1" office:value-type="string">
            <text:list xml:id="list184138121791093" text:continue-numbering="true" text:style-name="L1">
              <text:list-item>
                <text:p text:style-name="P73">Taught programming and circuitry at the library to over 200 students (Python, Javascript, Arduino)</text:p>
              </text:list-item>
              <text:list-item>
                <text:p text:style-name="P69"><text:span text:style-name="T214">Worked with library officials to organize regular weekly workshops and week-long summer camps</text:span></text:p>
              </text:list-item>
            </text:list>
          </table:table-cell>
        </table:table-row>
      </table:table>
      <text:p text:style-name="P8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93">A<text:span text:style-name="T215">WARDS</text:span></text:p>
          </table:table-cell>
          <table:table-cell table:style-name="Table14.A1" office:value-type="string">
            <text:p text:style-name="P109"><text:span text:style-name="T168">Winner</text:span><text:span text:style-name="T169">,</text:span><text:span text:style-name="T152"> </text:span><text:span text:style-name="T150">CalHacks </text:span><text:span text:style-name="T151">6.0 BlackRock API Prize </text:span></text:p>
            <text:p text:style-name="P110"><text:span text:style-name="T4">Computer Science Scholar</text:span><text:span text:style-name="T5">,</text:span><text:span text:style-name="T152"> </text:span><text:span text:style-name="T153">I</text:span><text:span text:style-name="T150">ntuit Scholarship Program</text:span></text:p>
            <text:p text:style-name="P110"><text:span text:style-name="T4">Computer Science Scholar</text:span><text:span text:style-name="T5">, </text:span><text:span text:style-name="T150">Intuit George A. Hansen Program </text:span></text:p>
            <text:p text:style-name="P108"><text:span text:style-name="T192">Champion, </text:span><text:span text:style-name="T194">So</text:span><text:span text:style-name="T195">Cal</text:span><text:span text:style-name="T194"> Developmental Soccer League </text:span><text:span text:style-name="T196">Div. 1</text:span><text:span text:style-name="T170"> <text:s text:c="19"/></text:span><text:span text:style-name="T203"><text:s/></text:span><text:span text:style-name="T170"><text:s text:c="51"/></text:span><text:span text:style-name="T205"><text:s text:c="7"/></text:span><text:span text:style-name="T191"><text:s/></text:span><text:span text:style-name="T170"><text:s text:c="81"/></text:span><text:span text:style-name="T209"><text:s text:c="89"/></text:span><text:span text:style-name="T206"><text:s text:c="13"/></text:span></text:p>
          </table:table-cell>
          <table:table-cell table:style-name="Table14.A1" office:value-type="string">
            <text:p text:style-name="P105"><text:span text:style-name="T30">O</text:span><text:span text:style-name="T29">ct. 2019</text:span></text:p>
            <text:p text:style-name="P106"><text:span text:style-name="T167">Apr</text:span>. 2019</text:p>
            <text:p text:style-name="P106"><text:span text:style-name="T167">Apr</text:span>. 2019</text:p>
            <text:p text:style-name="P102"><text:span text:style-name="T30">Dec. 2018</text:span></text:p>
          </table:table-cell>
        </table:table-row>
      </table:table>
      <text:p text:style-name="P87"/>
      <text:p text:style-name="P8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4">SKILLS</text:p>
          </table:table-cell>
          <table:table-cell table:style-name="Table3.A1" office:value-type="string">
            <text:p text:style-name="P103"><text:span text:style-name="T154">Languages:</text:span><text:span text:style-name="T158"> </text:span>Python, Java, SQL, HTML/CSS, <text:span text:style-name="T162">JavaScript</text:span></text:p>
            <text:p text:style-name="P108"><text:span text:style-name="T193">Frameworks/Technologies: </text:span><text:span text:style-name="T198">Git, </text:span><text:span text:style-name="T199">Unix,</text:span><text:span text:style-name="T200"> </text:span><text:span text:style-name="T201">Bootstrap, NumPy,</text:span><text:span text:style-name="T200"> MATLAB</text:span><text:span text:style-name="T197"> </text:span><text:span text:style-name="T170"><text:s text:c="18"/></text:span><text:span text:style-name="T203"><text:s/></text:span><text:span text:style-name="T170"><text:s text:c="51"/></text:span><text:span text:style-name="T205"><text:s text:c="7"/></text:span><text:span text:style-name="T191"><text:s/></text:span><text:span text:style-name="T170"><text:s text:c="81"/></text:span><text:span text:style-name="T209"><text:s text:c="89"/></text:span><text:span text:style-name="T206"><text:s text:c="13"/></text:span></text:p>
          </table:table-cell>
          <table:table-cell table:style-name="Table3.A1" office:value-type="string">
            <text:p text:style-name="P102"><text:span text:style-name="T29"/></text:p>
          </table:table-cell>
        </table:table-row>
      </table:table>
      <text:p text:style-name="P88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" svg:font-family="Inter" style:font-pitch="variable"/>
    <style:font-face style:name="Inter1" svg:font-family="Inter" style:font-adornments="Bold" style:font-pitch="variable"/>
    <style:font-face style:name="Inter Extra Bold" svg:font-family="'Inter Extra Bold'" style:font-pitch="variable"/>
    <style:font-face style:name="Inter Medium" svg:font-family="'Inter Medium'" style:font-adornments="Medium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4T18:41:36.291941237</dc:date>
    <meta:editing-duration>P1DT8H22M41S</meta:editing-duration>
    <meta:editing-cycles>291</meta:editing-cycles>
    <meta:document-statistic meta:table-count="13" meta:image-count="6" meta:object-count="0" meta:page-count="2" meta:paragraph-count="67" meta:word-count="512" meta:character-count="5891" meta:non-whitespace-character-count="3049"/>
  </office:meta>
</office:document-meta>
</file>